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9000002C1E1ED72A51D5C2B3A.png" manifest:media-type="image/png"/>
  <manifest:file-entry manifest:full-path="Pictures/10000000000003A40000019E241166070F59E0D7.png" manifest:media-type="image/png"/>
  <manifest:file-entry manifest:full-path="Pictures/10000000000003A6000001888D87A776FA067560.png" manifest:media-type="image/png"/>
  <manifest:file-entry manifest:full-path="Pictures/10000000000003A8000001DC7674C5E119949815.png" manifest:media-type="image/png"/>
  <manifest:file-entry manifest:full-path="Pictures/10000000000003A5000001DBC5089FF986358DCE.png" manifest:media-type="image/png"/>
  <manifest:file-entry manifest:full-path="Pictures/10000000000003A6000001622707DB58D7F568E3.png" manifest:media-type="image/png"/>
  <manifest:file-entry manifest:full-path="Pictures/10000000000003A9000001F05E4C79E17CEB4A49.png" manifest:media-type="image/png"/>
  <manifest:file-entry manifest:full-path="Pictures/10000000000003A700000160B357AA4E03E97CB8.png" manifest:media-type="image/png"/>
  <manifest:file-entry manifest:full-path="Pictures/10000000000003A500000245BDDFCA3F6B5B6564.png" manifest:media-type="image/png"/>
  <manifest:file-entry manifest:full-path="Pictures/10000000000003A700000203FC87211C09E0E6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84c" officeooo:paragraph-rsid="001688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3" draw:name="Imagen1" text:anchor-type="char" svg:width="17.59cm" svg:height="7.382cm" draw:z-index="0"><draw:image xlink:href="Pictures/10000000000003A6000001888D87A776FA067560.png" xlink:type="simple" xlink:show="embed" xlink:actuate="onLoad" draw:mime-type="image/png"/></draw:frame>.</text:p>
      <text:p text:style-name="P1"><draw:frame draw:style-name="fr1" draw:name="Imagen2" text:anchor-type="char" svg:width="17.59cm" svg:height="7.812cm" draw:z-index="1"><draw:image xlink:href="Pictures/10000000000003A40000019E241166070F59E0D7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3" text:anchor-type="char" svg:width="17.59cm" svg:height="8.954cm" draw:z-index="2"><draw:image xlink:href="Pictures/10000000000003A5000001DBC5089FF986358DCE.png" xlink:type="simple" xlink:show="embed" xlink:actuate="onLoad" draw:mime-type="image/png"/></draw:frame><text:soft-page-break/>.</text:p>
      <text:p text:style-name="P1"><draw:frame draw:style-name="fr1" draw:name="Imagen4" text:anchor-type="char" svg:width="17.59cm" svg:height="9.31cm" draw:z-index="3"><draw:image xlink:href="Pictures/10000000000003A9000001F05E4C79E17CEB4A49.png" xlink:type="simple" xlink:show="embed" xlink:actuate="onLoad" draw:mime-type="image/png"/></draw:frame>.</text:p>
      <text:p text:style-name="P1"><draw:frame draw:style-name="fr2" draw:name="Imagen5" text:anchor-type="char" svg:width="17.59cm" svg:height="13.233cm" draw:z-index="4"><draw:image xlink:href="Pictures/10000000000003A9000002C1E1ED72A51D5C2B3A.png" xlink:type="simple" xlink:show="embed" xlink:actuate="onLoad" draw:mime-type="image/png"/></draw:frame><text:soft-page-break/>.</text:p>
      <text:p text:style-name="P1"><draw:frame draw:style-name="fr1" draw:name="Imagen6" text:anchor-type="char" svg:width="17.59cm" svg:height="6.622cm" draw:z-index="5"><draw:image xlink:href="Pictures/10000000000003A700000160B357AA4E03E97CB8.png" xlink:type="simple" xlink:show="embed" xlink:actuate="onLoad" draw:mime-type="image/png"/></draw:frame>.</text:p>
      <text:p text:style-name="P1"><draw:frame draw:style-name="fr2" draw:name="Imagen7" text:anchor-type="char" svg:width="17.59cm" svg:height="6.666cm" draw:z-index="6"><draw:image xlink:href="Pictures/10000000000003A6000001622707DB58D7F568E3.png" xlink:type="simple" xlink:show="embed" xlink:actuate="onLoad" draw:mime-type="image/png"/></draw:frame><text:soft-page-break/>.</text:p>
      <text:p text:style-name="P1"><draw:frame draw:style-name="fr1" draw:name="Imagen8" text:anchor-type="char" svg:width="17.59cm" svg:height="9.687cm" draw:z-index="7"><draw:image xlink:href="Pictures/10000000000003A700000203FC87211C09E0E610.png" xlink:type="simple" xlink:show="embed" xlink:actuate="onLoad" draw:mime-type="image/png"/></draw:frame>.</text:p>
      <text:p text:style-name="P1"><draw:frame draw:style-name="fr2" draw:name="Imagen9" text:anchor-type="char" svg:width="17.59cm" svg:height="8.945cm" draw:z-index="8"><draw:image xlink:href="Pictures/10000000000003A8000001DC7674C5E119949815.png" xlink:type="simple" xlink:show="embed" xlink:actuate="onLoad" draw:mime-type="image/png"/></draw:frame><text:soft-page-break/>.</text:p>
      <text:p text:style-name="P1"><draw:frame draw:style-name="fr1" draw:name="Imagen10" text:anchor-type="char" svg:width="17.59cm" svg:height="10.952cm" draw:z-index="9"><draw:image xlink:href="Pictures/10000000000003A500000245BDDFCA3F6B5B65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00:34:05.145000000</meta:creation-date>
    <dc:date>2022-04-24T01:03:17.936000000</dc:date>
    <meta:editing-duration>PT57S</meta:editing-duration>
    <meta:editing-cycles>1</meta:editing-cycles>
    <meta:document-statistic meta:table-count="0" meta:image-count="10" meta:object-count="0" meta:page-count="5" meta:paragraph-count="8" meta:word-count="8" meta:character-count="8" meta:non-whitespace-character-count="8"/>
    <meta:generator>LibreOffice/7.1.3.2$Windows_X86_64 LibreOffice_project/47f78053abe362b9384784d31a6e56f8511eb1c1</meta:generator>
  </office:meta>
</office:document-meta>
</file>